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7098in" svg:y="3.2524in">
            <draw:object draw:notify-on-update-of-ranges="Sheet1.A6:Sheet1.A13 Sheet1.C5:Sheet1.C5 Sheet1.C6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 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-20000" calcext:value-type="float">
            <text:p>-20000</text:p>
          </table:table-cell>
          <table:table-cell office:value-type="float" office:value="8.31445" calcext:value-type="float">
            <text:p>8.3144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nK</text:p>
          </table:table-cell>
          <table:table-cell table:style-name="ce1" office:value-type="string" calcext:value-type="string">
            <text:p>X_int</text:p>
          </table:table-cell>
          <table:table-cell office:value-type="string" calcext:value-type="string">
            <text:p>X_H2O</text:p>
          </table:table-cell>
          <table:table-cell office:value-type="string" calcext:value-type="string">
            <text:p>X_anh</text:p>
          </table:table-cell>
          <table:table-cell office:value-type="string" calcext:value-type="string">
            <text:p>lnK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07065" calcext:value-type="float">
            <text:p>0.07065</text:p>
          </table:table-cell>
          <table:table-cell table:formula="of:=[.A6]+[.$D$2]*[.C6]*([.A6]-1)" office:value-type="float" office:value="0.08696" calcext:value-type="float">
            <text:p>0.08696</text:p>
          </table:table-cell>
          <table:table-cell table:formula="of:=1-[.C6]-[.D6]" office:value-type="float" office:value="0.84239" calcext:value-type="float">
            <text:p>0.84239</text:p>
          </table:table-cell>
          <table:table-cell table:formula="of:=[.B6]-LN([.C6]/([.E6]*[.D6]^[.$D$2]))" office:value-type="float" office:value="-0.000658340162121629" calcext:value-type="float">
            <text:p>-0.00065834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126" calcext:value-type="float">
            <text:p>0.126</text:p>
          </table:table-cell>
          <table:table-cell table:formula="of:=[.A7]+[.$D$2]*[.C7]*([.A7]-1)" office:value-type="float" office:value="0.1236" calcext:value-type="float">
            <text:p>0.1236</text:p>
          </table:table-cell>
          <table:table-cell table:formula="of:=1-[.C7]-[.D7]" office:value-type="float" office:value="0.7504" calcext:value-type="float">
            <text:p>0.7504</text:p>
          </table:table-cell>
          <table:table-cell table:formula="of:=[.B7]-LN([.C7]/([.E7]*[.D7]^[.$D$2]))" office:value-type="float" office:value="0.00836577422612272" calcext:value-type="float">
            <text:p>0.00836577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2" calcext:value-type="float">
            <text:p>0.2</text:p>
          </table:table-cell>
          <table:table-cell table:formula="of:=[.A8]+[.$D$2]*[.C8]*([.A8]-1)" office:value-type="float" office:value="0.16" calcext:value-type="float">
            <text:p>0.16</text:p>
          </table:table-cell>
          <table:table-cell table:formula="of:=1-[.C8]-[.D8]" office:value-type="float" office:value="0.64" calcext:value-type="float">
            <text:p>0.64</text:p>
          </table:table-cell>
          <table:table-cell table:formula="of:=[.B8]-LN([.C8]/([.E8]*[.D8]^[.$D$2]))" office:value-type="float" office:value="-0.0965613662882605" calcext:value-type="float">
            <text:p>-0.09656136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28" calcext:value-type="float">
            <text:p>0.28</text:p>
          </table:table-cell>
          <table:table-cell table:formula="of:=[.A9]+[.$D$2]*[.C9]*([.A9]-1)" office:value-type="float" office:value="0.22" calcext:value-type="float">
            <text:p>0.22</text:p>
          </table:table-cell>
          <table:table-cell table:formula="of:=1-[.C9]-[.D9]" office:value-type="float" office:value="0.5" calcext:value-type="float">
            <text:p>0.5</text:p>
          </table:table-cell>
          <table:table-cell table:formula="of:=[.B9]-LN([.C9]/([.E9]*[.D9]^[.$D$2]))" office:value-type="float" office:value="-0.0429862186039309" calcext:value-type="float">
            <text:p>-0.04298621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35" calcext:value-type="float">
            <text:p>0.35</text:p>
          </table:table-cell>
          <table:table-cell table:formula="of:=[.A10]+[.$D$2]*[.C10]*([.A10]-1)" office:value-type="float" office:value="0.32" calcext:value-type="float">
            <text:p>0.32</text:p>
          </table:table-cell>
          <table:table-cell table:formula="of:=1-[.C10]-[.D10]" office:value-type="float" office:value="0.33" calcext:value-type="float">
            <text:p>0.33</text:p>
          </table:table-cell>
          <table:table-cell table:formula="of:=[.B10]-LN([.C10]/([.E10]*[.D10]^[.$D$2]))" office:value-type="float" office:value="0.0677416850030155" calcext:value-type="float">
            <text:p>0.06774168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38" calcext:value-type="float">
            <text:p>0.38</text:p>
          </table:table-cell>
          <table:table-cell table:formula="of:=[.A11]+[.$D$2]*[.C11]*([.A11]-1)" office:value-type="float" office:value="0.472" calcext:value-type="float">
            <text:p>0.472</text:p>
          </table:table-cell>
          <table:table-cell table:formula="of:=1-[.C11]-[.D11]" office:value-type="float" office:value="0.148" calcext:value-type="float">
            <text:p>0.148</text:p>
          </table:table-cell>
          <table:table-cell table:formula="of:=[.B11]-LN([.C11]/([.E11]*[.D11]^[.$D$2]))" office:value-type="float" office:value="-0.0390608143468016" calcext:value-type="float">
            <text:p>-0.03906081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255" calcext:value-type="float">
            <text:p>0.255</text:p>
          </table:table-cell>
          <table:table-cell table:formula="of:=[.A12]+[.$D$2]*[.C12]*([.A12]-1)" office:value-type="float" office:value="0.698" calcext:value-type="float">
            <text:p>0.698</text:p>
          </table:table-cell>
          <table:table-cell table:formula="of:=1-[.C12]-[.D12]" office:value-type="float" office:value="0.0469999999999999" calcext:value-type="float">
            <text:p>0.047</text:p>
          </table:table-cell>
          <table:table-cell table:formula="of:=[.B12]-LN([.C12]/([.E12]*[.D12]^[.$D$2]))" office:value-type="float" office:value="-0.00473754448521957" calcext:value-type="float">
            <text:p>-0.00473754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(-[.$A$2]/([.$B$2]*[.$C$2]))" office:value-type="float" office:value="2.40545075140268" calcext:value-type="float">
            <text:p>2.4054507514</text:p>
          </table:table-cell>
          <table:table-cell office:value-type="float" office:value="0.11" calcext:value-type="float">
            <text:p>0.11</text:p>
          </table:table-cell>
          <table:table-cell table:formula="of:=[.A13]+[.$D$2]*[.C13]*([.A13]-1)" office:value-type="float" office:value="0.878" calcext:value-type="float">
            <text:p>0.878</text:p>
          </table:table-cell>
          <table:table-cell table:formula="of:=1-[.C13]-[.D13]" office:value-type="float" office:value="0.012" calcext:value-type="float">
            <text:p>0.012</text:p>
          </table:table-cell>
          <table:table-cell table:formula="of:=[.B13]-LN([.C13]/([.E13]*[.D13]^[.$D$2]))" office:value-type="float" office:value="-0.0703403352957772" calcext:value-type="float">
            <text:p>-0.0703403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3:55:47.317951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6-30T13:25:19.381174525</meta:creation-date>
    <dc:date>2015-06-30T14:01:45.158489350</dc:date>
    <dc:creator>Bob Myhill</dc:creator>
    <meta:editing-duration>PT15M1S</meta:editing-duration>
    <meta:editing-cycles>2</meta:editing-cycles>
    <meta:generator>LibreOffice/4.2.8.2$Linux_x86 LibreOffice_project/420m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449cm" svg:y="4.203cm" style:legend-expansion="high" chart:style-name="ch2"/>
        <chart:plot-area chart:style-name="ch3" table:cell-range-address="Sheet1.A6:Sheet1.A13 Sheet1.C5:Sheet1.C13" chart:data-source-has-labels="row" svg:x="0.319cm" svg:y="0.18cm" svg:width="13.811cm" svg:height="8.645cm">
          <chartooo:coordinate-region svg:x="1.231cm" svg:y="0.38cm" svg:width="12.80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3" chart:label-cell-address="Sheet1.C5:Sheet1.C5" chart:class="chart:scatter">
            <chart:domain table:cell-range-address="Sheet1.A6:Sheet1.A13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_int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6:Sheet1.A13</svg:desc>
                </draw:g>
              </table:table-cell>
              <table:table-cell office:value-type="float" office:value="0.07065">
                <text:p>0.07065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